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19812F21.png" manifest:media-type="image/png"/>
  <manifest:file-entry manifest:full-path="Pictures/100000000000032000000258386DF587.png" manifest:media-type="image/png"/>
  <manifest:file-entry manifest:full-path="Pictures/100000000000032000000258CE27E50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c0c0c0" draw:fill="solid" draw:fill-color="#cfe7f5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c0c0c0" draw:fill="solid" draw:fill-color="#cfe7f5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c0c0c0" draw:fill="solid" draw:fill-color="#cfe7f5" draw:textarea-horizontal-align="justify" draw:textarea-vertical-align="middle" draw:auto-grow-height="false" draw:shadow="hidden"/>
    </style:style>
    <style:style style:name="pr1" style:family="presentation" style:parent-style-name="lyt-bluelinesgrad-outline1">
      <style:graphic-properties fo:min-height="10.594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title">
      <style:graphic-properties draw:auto-grow-height="true" fo:min-height="3.506cm"/>
    </style:style>
    <style:style style:name="pr6" style:family="presentation" style:parent-style-name="lyt-bluelinesgrad-outline1">
      <style:graphic-properties fo:min-height="9.086cm"/>
    </style:style>
    <style:style style:name="pr7" style:family="presentation" style:parent-style-name="lyt-bluelinesgrad-title">
      <style:graphic-properties fo:min-height="2cm"/>
    </style:style>
    <style:style style:name="pr8" style:family="presentation" style:parent-style-name="lyt-bluelinesgrad-outline1">
      <style:graphic-properties fo:min-height="1.086cm"/>
    </style:style>
    <style:style style:name="P1" style:family="paragraph">
      <style:paragraph-properties fo:text-align="center"/>
    </style:style>
    <style:style style:name="P2" style:family="paragraph">
      <style:paragraph-properties fo:margin-top="0.254cm" fo:margin-bottom="0.762cm" fo:text-align="start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style:paragraph-properties fo:text-align="start"/>
      <style:text-properties fo:font-weight="normal" style:font-weight-asian="normal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DejaVu Sans Mono'" style:font-style-name="Book" style:font-family-generic="modern" style:font-pitch="fixed" fo:font-size="13pt" style:font-size-asian="24pt" style:font-size-complex="24pt"/>
    </style:style>
    <style:style style:name="P7" style:family="paragraph">
      <style:text-properties fo:font-size="28.1000003814697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family="'DejaVu Sans'" style:font-style-name="Book" style:font-family-generic="swiss" style:font-pitch="variable" fo:font-size="15pt" style:font-size-asian="24pt" style:font-size-complex="24pt"/>
    </style:style>
    <style:style style:name="T8" style:family="text">
      <style:text-properties fo:font-family="'DejaVu Sans Mono'" style:font-style-name="Book" style:font-family-generic="modern" style:font-pitch="fixed" fo:font-size="13pt" style:font-size-asian="24pt" style:font-size-complex="2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draw:frame presentation:style-name="pr1" draw:text-style-name="P1" draw:layer="layout" svg:width="25.199cm" svg:height="10.594cm" svg:x="1.4cm" svg:y="6.5cm" presentation:class="outline" presentation:user-transformed="true">
          <draw:text-box>
            <text:p text:style-name="P1"><text:span text:style-name="T1">DPF</text:span></text:p>
            <text:p text:style-name="P1"><text:span text:style-name="T2">DISTRHO Plugin Framework</text:span></text:p>
            <text:p text:style-name="P1"><text:span text:style-name="T3"/></text:p>
            <text:p text:style-name="P1">...logos here...</text:p>
            <text:p text:style-name="P1">github.com / falkTX / DPF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">DPF · DISTRHO Plugin Framework</text:span></text:p>
          </draw:text-box>
        </draw:frame>
        <draw:frame presentation:style-name="pr4" draw:text-style-name="P3" draw:layer="layout" svg:width="20.599cm" svg:height="12.18cm" svg:x="6cm" svg:y="4.914cm" presentation:class="outline" presentation:user-transformed="true">
          <draw:text-box>
            <text:p text:style-name="P1"><text:span text:style-name="T4"/></text:p>
            <text:list text:style-name="L1">
              <text:list-item>
                <text:p text:style-name="P2"><text:span text:style-name="T4">Why?</text:span></text:p>
              </text:list-item>
              <text:list-item>
                <text:p text:style-name="P2"><text:span text:style-name="T4">How does it work?</text:span></text:p>
              </text:list-item>
              <text:list-item>
                <text:p text:style-name="P2"><text:span text:style-name="T4">What can it do?</text:span></text:p>
              </text:list-item>
              <text:list-item>
                <text:p text:style-name="P2"><text:span text:style-name="T4">Examples (with code)</text:span></text:p>
              </text:list-item>
              <text:list-item>
                <text:p text:style-name="P2"><text:span text:style-name="T4">Future pla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draw:frame presentation:style-name="pr5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4" draw:layer="layout" svg:width="22.599cm" svg:height="12.18cm" svg:x="4cm" svg:y="4.914cm" presentation:class="outline" presentation:user-transformed="true">
          <draw:text-box>
            <text:list text:style-name="L1">
              <text:list-header>
                <text:p>WHY</text:p>
              </text:list-header>
              <text:list-item>
                <text:p>Many plugin formats to support</text:p>
              </text:list-item>
              <text:list-item>
                <text:p>Not always easy to understand</text:p>
              </text:list-item>
              <text:list-item>
                <text:p>No high-level C++ abstractions</text:p>
              </text:list-item>
              <text:list-item>
                <text:p>Similar projects without liberal license</text:p>
                <text:p>or Linux support</text:p>
              </text:list-item>
              <text:list-item>
                <text:p>VST SDK issu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>
        <draw:frame presentation:style-name="pr5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4" draw:layer="layout" svg:width="22.599cm" svg:height="12.18cm" svg:x="4cm" svg:y="4.914cm" presentation:class="outline" presentation:user-transformed="true">
          <draw:text-box>
            <text:list text:style-name="L1">
              <text:list-header>
                <text:p>HOW DOES IT WORK?</text:p>
              </text:list-header>
              <text:list-item>
                <text:p>Internal, simple C++ API</text:p>
              </text:list-item>
              <text:list-item>
                <text:p>Exports to all possible formats</text:p>
              </text:list-item>
              <text:list-item>
                <text:p>UIs made with OpenGL, pugl</text:p>
                <text:p>(includes base classes for easy startup)</text:p>
              </text:list-item>
              <text:list-item>
                <text:p>All format specific things hid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>
        <draw:frame presentation:style-name="pr5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6" draw:layer="layout" svg:width="22.599cm" svg:height="11.308cm" svg:x="4cm" svg:y="4.914cm" presentation:class="outline" presentation:user-transformed="true">
          <draw:text-box>
            <text:list text:style-name="L1">
              <text:list-header>
                <text:p>WHAT CAN IT DO?</text:p>
              </text:list-header>
              <text:list-item>
                <text:p>Effects, Synths and Utilities</text:p>
              </text:list-item>
              <text:list-item>
                <text:p>LADSPA, DSSI, LV2 and VST2 formats</text:p>
              </text:list-item>
              <text:list-item>
                <text:p>Parameters, presets and states</text:p>
              </text:list-item>
              <text:list-item>
                <text:p>UI to DSP communication</text:p>
              </text:list-item>
              <text:list-item>
                <text:p>Time information from host [*]</text:p>
                <text:p><text:span text:style-name="T5"/></text:p>
              </text:list-item>
            </text:list>
          </draw:text-box>
        </draw:frame>
        <draw:frame presentation:style-name="pr7" draw:text-style-name="P4" draw:layer="layout" svg:width="23.5cm" svg:height="2cm" svg:x="3cm" svg:y="19cm" presentation:class="title" presentation:user-transformed="true">
          <draw:text-box>
            <text:list text:style-name="L2">
              <text:list-header>
                <text:p text:style-name="P4"><text:span text:style-name="T6">[*] Not available in LADSPA and DSSI format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>
        <draw:frame presentation:style-name="pr5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6" draw:layer="layout" svg:width="22.599cm" svg:height="9.086cm" svg:x="4cm" svg:y="4.914cm" presentation:class="outline" presentation:user-transformed="true">
          <draw:text-box>
            <text:list text:style-name="L1">
              <text:list-header>
                <text:p>WHAT CAN IT *NOT* DO?</text:p>
              </text:list-header>
              <text:list-item>
                <text:p>MIDI output (so no MIDI filters, yet)</text:p>
              </text:list-item>
              <text:list-item>
                <text:p>DSP to UI communication [*]</text:p>
              </text:list-item>
              <text:list-item>
                <text:p>Advanced per-format stuff</text:p>
                <text:p><text:span text:style-name="T5"/></text:p>
              </text:list-item>
            </text:list>
          </draw:text-box>
        </draw:frame>
        <draw:frame presentation:style-name="pr7" draw:text-style-name="P4" draw:layer="layout" svg:width="23.699cm" svg:height="2cm" svg:x="3cm" svg:y="19cm" presentation:class="title" presentation:user-transformed="true">
          <draw:text-box>
            <text:list text:style-name="L2">
              <text:list-header>
                <text:p text:style-name="P4"><text:span text:style-name="T6">[*] Direct access in the UI to the DSP instance is possible, but NOT recommended!</text:span><text:span text:style-name="T6"><text:line-break/></text:span><text:span text:style-name="T6"> <text:s text:c="5"/>(also not availabe for DSSI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>
        <draw:frame presentation:style-name="pr5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8" draw:layer="layout" svg:width="25.199cm" svg:height="1.267cm" svg:x="1.4cm" svg:y="4.914cm" presentation:class="outline" presentation:user-transformed="true">
          <draw:text-box>
            <text:list text:style-name="L1">
              <text:list-item>
                <text:p>EXAMPLE CODE (Part 1/3)</text:p>
              </text:list-item>
            </text:list>
          </draw:text-box>
        </draw:frame>
        <draw:custom-shape draw:style-name="gr2" draw:text-style-name="P6" draw:layer="layout" svg:width="26cm" svg:height="13.5cm" svg:x="1cm" svg:y="6.5cm">
          <text:p text:style-name="P5"><text:span text:style-name="T7">FILE: DistrhoPluginInfo.h <text:s/>(Plugin data macros)</text:span></text:p>
          <text:p text:style-name="P5"><text:span text:style-name="T8"/></text:p>
          <text:p text:style-name="P5"><text:span text:style-name="T7"/></text:p>
          <text:p text:style-name="P5"><text:span text:style-name="T8">#define DISTRHO_PLUGIN_NAME "My EQ"</text:span></text:p>
          <text:p text:style-name="P5"><text:span text:style-name="T8"/></text:p>
          <text:p text:style-name="P5"><text:span text:style-name="T8">#define DISTRHO_PLUGIN_HAS_UI <text:s text:c="7"/>1</text:span></text:p>
          <text:p text:style-name="P5"><text:span text:style-name="T8">#define DISTRHO_PLUGIN_IS_SYNTH <text:s text:c="5"/>0</text:span></text:p>
          <text:p text:style-name="P5"><text:span text:style-name="T8"/></text:p>
          <text:p text:style-name="P5"><text:span text:style-name="T8">#define DISTRHO_PLUGIN_NUM_INPUTS <text:s text:c="3"/>2</text:span></text:p>
          <text:p text:style-name="P5"><text:span text:style-name="T8">#define DISTRHO_PLUGIN_NUM_OUTPUTS <text:s text:c="2"/>2</text:span></text:p>
          <text:p text:style-name="P5"><text:span text:style-name="T8"/></text:p>
          <text:p text:style-name="P5"><text:span text:style-name="T8">#define DISTRHO_PLUGIN_WANT_LATENCY <text:s/>0</text:span></text:p>
          <text:p text:style-name="P5"><text:span text:style-name="T8">#define DISTRHO_PLUGIN_WANT_PROGRAMS 0</text:span></text:p>
          <text:p text:style-name="P5"><text:span text:style-name="T8">#define DISTRHO_PLUGIN_WANT_STATE <text:s text:c="3"/>0</text:span></text:p>
          <text:p text:style-name="P5"><text:span text:style-name="T8">#define DISTRHO_PLUGIN_WANT_TIMEPOS <text:s/>0</text:span></text:p>
          <text:p text:style-name="P5"><text:span text:style-name="T8"/></text:p>
          <text:p text:style-name="P5"><text:span text:style-name="T8">#define DISTRHO_PLUGIN_URI "http://example.com/plugins/MyEQ"</text:span></text:p>
          <text:p text:style-name="P5"><text:span text:style-name="T8"/></text:p>
          <text:p text:style-name="P5"><text:span text:style-name="T8"/></text:p>
          <text:p text:style-name="P5"><text:span text:style-name="T8"/></text:p>
          <text:p text:style-name="P5"><text:span text:style-name="T8"/></text:p>
          <text:p text:style-name="P5"><text:span text:style-name="T8"/></text:p>
          <text:p text:style-name="P5"><text:span text:style-name="T8"/></text:p>
          <text:p text:style-name="P5"><text:span text:style-name="T8"/></text:p>
          <draw:enhanced-geometry svg:viewBox="0 0 21600 21600" draw:extrusion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>
        <draw:frame presentation:style-name="pr5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8" draw:layer="layout" svg:width="25.199cm" svg:height="1.267cm" svg:x="1.4cm" svg:y="4.914cm" presentation:class="outline" presentation:user-transformed="true">
          <draw:text-box>
            <text:list text:style-name="L1">
              <text:list-item>
                <text:p>EXAMPLE CODE (Part 2/3)</text:p>
              </text:list-item>
            </text:list>
          </draw:text-box>
        </draw:frame>
        <draw:custom-shape draw:style-name="gr3" draw:text-style-name="P6" draw:layer="layout" svg:width="26cm" svg:height="13.5cm" svg:x="1cm" svg:y="6.5cm">
          <text:p text:style-name="P5"><text:span text:style-name="T7">FILE: MyEQ.hpp <text:s/>(Plugin DSP header)</text:span></text:p>
          <text:p text:style-name="P5"><text:span text:style-name="T7"/></text:p>
          <text:p text:style-name="P5"><text:span text:style-name="T8"/></text:p>
          <text:p text:style-name="P5"><text:span text:style-name="T8">class MyEQ : public Plugin</text:span></text:p>
          <text:p text:style-name="P5"><text:span text:style-name="T8">{</text:span></text:p>
          <text:p text:style-name="P5"><text:span text:style-name="T8">public:</text:span></text:p>
          <text:p text:style-name="P5"><text:span text:style-name="T8"><text:s text:c="4"/></text:span><text:span text:style-name="T8">MyEQ();</text:span></text:p>
          <text:p text:style-name="P5"><text:span text:style-name="T8"/></text:p>
          <text:p text:style-name="P5"><text:span text:style-name="T8"><text:s text:c="4"/></text:span><text:span text:style-name="T8">// Information</text:span></text:p>
          <text:p text:style-name="P5"><text:span text:style-name="T8"><text:s text:c="4"/></text:span><text:span text:style-name="T8">const char* d_getLabel() <text:s text:c="3"/>const noexcept { return "3BandEQ"; <text:s text:c="2"/>}</text:span></text:p>
          <text:p text:style-name="P5"><text:span text:style-name="T8"><text:s text:c="4"/></text:span><text:span text:style-name="T8">const char* d_getMaker() <text:s text:c="3"/>const noexcept { return "DISTRHO"; <text:s text:c="2"/>}</text:span></text:p>
          <text:p text:style-name="P5"><text:span text:style-name="T8"><text:s text:c="4"/></text:span><text:span text:style-name="T8">const char* d_getLicense() <text:s/>const noexcept { return "LGPL"; <text:s text:c="5"/>}</text:span></text:p>
          <text:p text:style-name="P5"><text:span text:style-name="T8"><text:s text:c="4"/></text:span><text:span text:style-name="T8">uint32_t <text:s text:c="3"/>d_getVersion() <text:s/>const noexcept { return <text:s/>0x1000; <text:s text:c="4"/>}</text:span></text:p>
          <text:p text:style-name="P5"><text:span text:style-name="T8"><text:s text:c="4"/></text:span><text:span text:style-name="T8">long <text:s text:c="7"/>d_getUniqueId() const noexcept { return <text:s/>1144210769; }</text:span></text:p>
          <text:p text:style-name="P5"><text:span text:style-name="T8"/></text:p>
          <text:p text:style-name="P5"><text:span text:style-name="T8"><text:s text:c="4"/></text:span><text:span text:style-name="T8">// Parameters</text:span></text:p>
          <text:p text:style-name="P5"><text:span text:style-name="T8"><text:s text:c="4"/></text:span><text:span text:style-name="T8">void <text:s/>d_initParameter(uint32_t index, Parameter&amp; parameter);</text:span></text:p>
          <text:p text:style-name="P5"><text:span text:style-name="T8"><text:s text:c="4"/></text:span><text:span text:style-name="T8">float d_getParameterValue(uint32_t index) const;</text:span></text:p>
          <text:p text:style-name="P5"><text:span text:style-name="T8"><text:s text:c="4"/></text:span><text:span text:style-name="T8">void <text:s/>d_setParameterValue(uint32_t index, float value);</text:span></text:p>
          <text:p text:style-name="P5"><text:span text:style-name="T8"/></text:p>
          <text:p text:style-name="P5"><text:span text:style-name="T8"><text:s text:c="4"/></text:span><text:span text:style-name="T8">// Process</text:span></text:p>
          <text:p text:style-name="P5"><text:span text:style-name="T8"><text:s text:c="4"/></text:span><text:span text:style-name="T8">void d_run(float** inputs, float** outputs, uint32_t frames);</text:span></text:p>
          <text:p text:style-name="P5"><text:span text:style-name="T8">};</text:span></text:p>
          <text:p text:style-name="P5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8" draw:layer="layout" svg:width="25.199cm" svg:height="1.267cm" svg:x="1.4cm" svg:y="4.914cm" presentation:class="outline" presentation:user-transformed="true">
          <draw:text-box>
            <text:list text:style-name="L1">
              <text:list-item>
                <text:p>EXAMPLE CODE (Part 3/3)</text:p>
              </text:list-item>
            </text:list>
          </draw:text-box>
        </draw:frame>
        <draw:custom-shape draw:style-name="gr4" draw:text-style-name="P6" draw:layer="layout" svg:width="26cm" svg:height="13.5cm" svg:x="1cm" svg:y="6.5cm">
          <text:p text:style-name="P5"><text:span text:style-name="T7">FILE: MyEQUI.hpp <text:s/>(Plugin UI header)</text:span></text:p>
          <text:p text:style-name="P5"><text:span text:style-name="T7"/></text:p>
          <text:p text:style-name="P5"><text:span text:style-name="T8"/></text:p>
          <text:p text:style-name="P5"><text:span text:style-name="T8">class MyEQUI : public UI,</text:span></text:p>
          <text:p text:style-name="P5"><text:span text:style-name="T8"><text:s text:c="15"/></text:span><text:span text:style-name="T8">public ImageKnob::Callback</text:span></text:p>
          <text:p text:style-name="P5"><text:span text:style-name="T8">{</text:span></text:p>
          <text:p text:style-name="P5"><text:span text:style-name="T8">public:</text:span></text:p>
          <text:p text:style-name="P5"><text:span text:style-name="T8"><text:s text:c="4"/></text:span><text:span text:style-name="T8">MyEQUI();</text:span></text:p>
          <text:p text:style-name="P5"><text:span text:style-name="T8"/></text:p>
          <text:p text:style-name="P5"><text:span text:style-name="T8"><text:s text:c="4"/></text:span><text:span text:style-name="T8">// Information</text:span></text:p>
          <text:p text:style-name="P5"><text:span text:style-name="T8"><text:s text:c="4"/></text:span><text:span text:style-name="T8">uint d_getWidth() <text:s/>const noexcept { return 330; }</text:span></text:p>
          <text:p text:style-name="P5"><text:span text:style-name="T8"><text:s text:c="4"/></text:span><text:span text:style-name="T8">uint d_getHeight() const noexcept { return 220; }</text:span></text:p>
          <text:p text:style-name="P5"><text:span text:style-name="T8"/></text:p>
          <text:p text:style-name="P5"><text:span text:style-name="T8"><text:s text:c="4"/></text:span><text:span text:style-name="T8">// DSP Callbacks</text:span></text:p>
          <text:p text:style-name="P5"><text:span text:style-name="T8"><text:s text:c="4"/></text:span><text:span text:style-name="T8">void d_parameterChanged(uint32_t index, float value);</text:span></text:p>
          <text:p text:style-name="P5"><text:span text:style-name="T8"/></text:p>
          <text:p text:style-name="P5"><text:span text:style-name="T8"><text:s text:c="4"/></text:span><text:span text:style-name="T8">// Widget Callbacks</text:span></text:p>
          <text:p text:style-name="P5"><text:span text:style-name="T8"><text:s text:c="4"/></text:span><text:span text:style-name="T8">void imageKnobValueChanged(ImageKnob* knob, float value);</text:span></text:p>
          <text:p text:style-name="P5"><text:span text:style-name="T8"/></text:p>
          <text:p text:style-name="P5"><text:span text:style-name="T8"><text:s text:c="4"/></text:span><text:span text:style-name="T8">void onDisplay() override;</text:span></text:p>
          <text:p text:style-name="P5"><text:span text:style-name="T8"/></text:p>
          <text:p text:style-name="P5"><text:span text:style-name="T8">private:</text:span></text:p>
          <text:p text:style-name="P5"><text:span text:style-name="T8"><text:s text:c="4"/></text:span><text:span text:style-name="T8">ImageKnob* knob;</text:span></text:p>
          <text:p text:style-name="P5"><text:span text:style-name="T8">}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>
        <draw:frame presentation:style-name="pr5" draw:layer="layout" svg:width="25.199cm" svg:height="3.506cm" svg:x="1.4cm" svg:y="0.837cm" presentation:class="title">
          <draw:text-box>
            <text:p><text:span text:style-name="T2">DPF · DISTRHO Plugin Framework</text:span></text:p>
          </draw:text-box>
        </draw:frame>
        <draw:frame presentation:style-name="pr6" draw:layer="layout" svg:width="22.599cm" svg:height="9.086cm" svg:x="4cm" svg:y="4.914cm" presentation:class="outline" presentation:user-transformed="true">
          <draw:text-box>
            <text:list text:style-name="L1">
              <text:list-header>
                <text:p>FUTURE PLANS</text:p>
              </text:list-header>
              <text:list-item>
                <text:p>Cleanup</text:p>
              </text:list-item>
              <text:list-item>
                <text:p>Documentation</text:p>
              </text:list-item>
              <text:list-item>
                <text:p>Stabilize API (specially UI stuff)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6" xlink:href="Pictures/100000000000032000000258CE27E50E.png" xlink:type="simple" xlink:show="embed" xlink:actuate="onLoad"/>
    <draw:fill-image draw:name="bluegrad" xlink:href="Pictures/100000000000032000000258386DF587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26M4S</meta:editing-duration>
    <meta:editing-cycles>95</meta:editing-cycles>
    <meta:generator>LibreOffice/3.5$Linux_X86_64 LibreOffice_project/350m1$Build-2</meta:generator>
    <dc:date>2014-04-29T22:07:58</dc:date>
    <meta:document-statistic meta:object-count="98"/>
  </office:meta>
</office:document-meta>
</file>